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scripts/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docgen_page_break" style:family="paragraph" style:parent-style-name="Standard">
      <style:paragraph-properties fo:break-before="page"/>
    </style:style>
    <style:style style:name="GSuper" style:family="text">
      <style:text-properties style:text-position="super 58%"/>
    </style:style>
    <style:style style:name="GRAMPS-preformat" style:family="text">
      <style:text-properties style:font-name="Courier"/>
    </style:style>
    <style:style style:name="clear" style:family="graphic">
      <style:graphic-properties draw:stroke="none" draw:fill="none" draw:shadow="hidde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NLFGR-ChildText" style:family="paragraph" style:parent-style-name="FGR-ChildText">
      <style:paragraph-properties fo:break-before="page"/>
    </style:style>
    <style:style style:name="XFGR-ChildText" style:family="paragraph">
      <style:paragraph-properties fo:text-align="start" style:font-name="Arial" fo:font-size="10.00pt" style:font-size-asian="10.00pt" fo:color="#000000" fo:font-weight="bold" fo:text-indent="0.00cm" fo:margin-right="0.00cm" fo:margin-left="0.00cm" fo:margin-top="0.00cm" fo:margin-bottom="0.00cm"/>
    </style:style>
    <style:style style:name="FFGR-ChildText" style:family="text">
      <style:text-properties fo:text-align="start" style:font-name="Arial" fo:color="#000000" fo:font-weight="bold" fo:font-size="10.00pt" style:font-size-asian="10.00pt"/>
    </style:style>
    <style:style style:name="NLFGR-Normal" style:family="paragraph" style:parent-style-name="FGR-Normal">
      <style:paragraph-properties fo:break-before="page"/>
    </style:style>
    <style:style style:name="XFGR-Normal" style:family="paragraph">
      <style:paragraph-properties fo:text-align="start" style:font-name="Times New Roman" fo:font-size="10.00pt" style:font-size-asian="10.00pt" fo:color="#000000" fo:text-indent="0.00cm" fo:margin-right="0.00cm" fo:margin-left="0.00cm" fo:margin-top="0.00cm" fo:margin-bottom="0.00cm"/>
    </style:style>
    <style:style style:name="FFGR-Normal" style:family="text">
      <style:text-properties fo:text-align="start" style:font-name="Times New Roman" fo:color="#000000" fo:font-size="10.00pt" style:font-size-asian="10.00pt"/>
    </style:style>
    <style:style style:name="NLFGR-Note" style:family="paragraph" style:parent-style-name="FGR-Note">
      <style:paragraph-properties fo:break-before="page"/>
    </style:style>
    <style:style style:name="XFGR-Note" style:family="paragraph">
      <style:paragraph-properties fo:text-align="start" style:font-name="Times New Roman" fo:font-size="10.00pt" style:font-size-asian="10.00pt" fo:color="#000000" fo:text-indent="0.00cm" fo:margin-right="0.00cm" fo:margin-left="0.00cm" fo:margin-top="0.00cm" fo:margin-bottom="0.00cm"/>
    </style:style>
    <style:style style:name="FFGR-Note" style:family="text">
      <style:text-properties fo:text-align="start" style:font-name="Times New Roman" fo:color="#000000" fo:font-size="10.00pt" style:font-size-asian="10.00pt"/>
    </style:style>
    <style:style style:name="NLFGR-ParentName" style:family="paragraph" style:parent-style-name="FGR-ParentName">
      <style:paragraph-properties fo:break-before="page"/>
    </style:style>
    <style:style style:name="XFGR-ParentName" style:family="paragraph">
      <style:paragraph-properties fo:keep-with-next="auto" fo:text-align="start" style:font-name="Arial" fo:font-size="12.00pt" style:font-size-asian="12.00pt" fo:color="#000000" fo:font-weight="bold" fo:text-indent="0.00cm" fo:margin-right="0.00cm" fo:margin-left="0.00cm" fo:margin-top="0.00cm" fo:margin-bottom="0.00cm"/>
    </style:style>
    <style:style style:name="FFGR-ParentName" style:family="text">
      <style:text-properties fo:text-align="start" style:font-name="Arial" fo:color="#000000" fo:font-weight="bold" fo:font-size="12.00pt" style:font-size-asian="12.00pt"/>
    </style:style>
    <style:style style:name="NLFGR-Title" style:family="paragraph" style:parent-style-name="FGR-Title">
      <style:paragraph-properties fo:break-before="page"/>
    </style:style>
    <style:style style:name="XFGR-Title" style:family="paragraph">
      <style:paragraph-properties fo:keep-with-next="auto" fo:text-align="center" style:justify-single-word="false" style:font-name="Arial" fo:font-size="16.00pt" style:font-size-asian="16.00pt" fo:color="#000000" fo:font-weight="bold" fo:text-indent="0.00cm" fo:margin-right="0.00cm" fo:margin-left="0.00cm" fo:margin-top="0.00cm" fo:margin-bottom="0.00cm"/>
    </style:style>
    <style:style style:name="FFGR-Title" style:family="text">
      <style:text-properties fo:text-align="center" style:justify-single-word="false" style:font-name="Arial" fo:color="#000000" fo:font-weight="bold" fo:font-size="16.00pt" style:font-size-asian="16.00pt"/>
    </style:style>
    <style:style style:name="NLFGR-blank" style:family="paragraph" style:parent-style-name="FGR-blank">
      <style:paragraph-properties fo:break-before="page"/>
    </style:style>
    <style:style style:name="XFGR-blank" style:family="paragraph">
      <style:paragraph-properties fo:text-align="start" style:font-name="Times New Roman" fo:font-size="4.00pt" style:font-size-asian="4.00pt" fo:color="#000000" fo:text-indent="0.00cm" fo:margin-right="0.00cm" fo:margin-left="0.00cm" fo:margin-top="0.00cm" fo:margin-bottom="0.00cm"/>
    </style:style>
    <style:style style:name="FFGR-blank" style:family="text">
      <style:text-properties fo:text-align="start" style:font-name="Times New Roman" fo:color="#000000" fo:font-size="4.00pt" style:font-size-asian="4.00pt"/>
    </style:style>
    <style:style style:name="FGR-ChildTable" style:family="table-properties">
      <style:table-properties-properties style:width="16.51cm"/>
    </style:style>
    <style:style style:name="FGR-ChildTable.A" style:family="table-column">
      <style:table-column-properties style:column-width="1.1557cm"/>
    </style:style>
    <style:style style:name="FGR-ChildTable.B" style:family="table-column">
      <style:table-column-properties style:column-width="2.9718cm"/>
    </style:style>
    <style:style style:name="FGR-ChildTable.C" style:family="table-column">
      <style:table-column-properties style:column-width="5.7785cm"/>
    </style:style>
    <style:style style:name="FGR-ChildTable.D" style:family="table-column">
      <style:table-column-properties style:column-width="6.6040cm"/>
    </style:style>
    <style:style style:name="FGR-ParentTable" style:family="table-properties">
      <style:table-properties-properties style:width="16.51cm"/>
    </style:style>
    <style:style style:name="FGR-ParentTable.A" style:family="table-column">
      <style:table-column-properties style:column-width="3.3020cm"/>
    </style:style>
    <style:style style:name="FGR-ParentTable.B" style:family="table-column">
      <style:table-column-properties style:column-width="6.6040cm"/>
    </style:style>
    <style:style style:name="FGR-ParentTable.C" style:family="table-column">
      <style:table-column-properties style:column-width="6.6040cm"/>
    </style:style>
    <style:style style:name="FGR-ChildName" style:family="table-cell">
      <style:table-cell-properties fo:padding="0.20cm" fo:border-top="none" fo:border-bottom="0.002cm solid #000000" fo:border-left="0.002cm solid #000000" fo:border-right="0.002cm solid #000000"/>
    </style:style>
    <style:style style:name="FGR-ParentHead" style:family="table-cell">
      <style:table-cell-properties fo:padding="0.20cm" fo:border-top="0.002cm solid #000000" fo:border-bottom="0.002cm solid #000000" fo:border-left="0.002cm solid #000000" fo:border-right="0.002cm solid #000000"/>
    </style:style>
    <style:style style:name="FGR-TextChild1" style:family="table-cell">
      <style:table-cell-properties fo:padding="0.10cm" fo:border-top="none" fo:border-bottom="none" fo:border-left="0.002cm solid #000000" fo:border-right="none"/>
    </style:style>
    <style:style style:name="FGR-TextChild2" style:family="table-cell">
      <style:table-cell-properties fo:padding="0.10cm" fo:border-top="none" fo:border-bottom="0.002cm solid #000000" fo:border-left="0.002cm solid #000000" fo:border-right="none"/>
    </style:style>
    <style:style style:name="FGR-TextContents" style:family="table-cell">
      <style:table-cell-properties fo:padding="0.10cm" fo:border-top="none" fo:border-bottom="0.002cm solid #000000" fo:border-left="0.002cm solid #000000" fo:border-right="none"/>
    </style:style>
    <style:style style:name="FGR-TextContentsEnd" style:family="table-cell">
      <style:table-cell-properties fo:padding="0.10cm" fo:border-top="none" fo:border-bottom="0.002cm solid #000000" fo:border-left="0.002cm solid #000000" fo:border-right="0.002cm solid #000000"/>
    </style:style>
    <style:style style:name="Tbold" style:family="text">
      <style:text-properties fo:font-weight="bold"/>
    </style:style>
    <style:style style:name="Titalic" style:family="text">
      <style:text-properties fo:font-style="italic"/>
    </style:style>
    <style:style style:name="Tunderline" style:family="text">
      <style:text-properties style:text-underline-style="solid" style:text-underline-width="auto" style:text-underline-color="font-color"/>
    </style:style>
    <style:style style:name="Lef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lef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ight" style:family="graphic" style:parent-style-name="photo">
      <style:graphic-properties style:run-through="foreground" style:wrap="dynamic" style:number-wrapped-paragraphs="no-limit" style:wrap-contour="false" style:vertical-pos="from-top" style:vertical-rel="paragraph-content" style:horizontal-pos="right" style:horizontal-rel="paragraph-content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Single" style:family="graphic" style:parent-style-name="Graphics">
      <style:graphic-properties style:vertical-pos="from-top" style:mirror="none" fo:clip="rect(0cm 0cm 0cm 0cm)" draw:luminance="0%" draw:contrast="0" draw:red="0%" draw:green="0%" draw:blue="0%" draw:gamma="1" draw:color-inversion="false" draw:transparency="-100%" draw:color-mode="standard"/>
    </style:style>
    <style:style style:name="Row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" draw:red="0%" draw:green="0%" draw:blue="0%" draw:gamma="1" draw:color-inversion="false" draw:transparency="-100%" draw:color-mode="standard"/>
    </style:style>
  </office:automatic-styles>
  <office:body>
    <office:text>
      <office:forms form:automatic-focus="false" form:apply-design-mode="false"/>
      <text:h text:style-name="FGR-Title" text:outline-level="1"><text:toc-mark text:string-value="Family Group Report" text:outline-level="1"/>Family Group Report</text:h>
      <table:table table:name="Husband" table:style-name="FGR-ParentTable">
        <table:table-column table:style-name="FGR-ParentTable.A"/>
        <table:table-column table:style-name="FGR-ParentTable.B"/>
        <table:table-column table:style-name="FGR-ParentTable.C"/>
        <table:table-row>
          <table:table-cell table:style-name="FGR-ParentHead" table:value-type="string" table:number-columns-spanned="3">
            <text:h text:style-name="FGR-ParentName" text:outline-level="3"><text:alphabetical-index-mark text:string-value="Garner von Zieliński, Lewis Anderson Sr (1855-06-21 - 1911-06-28)"/>Husband: Garner von Zieliński, Lewis Anderson Sr</text:h>
          </table:table-cell>
        </table:table-row>
        <table:table-row>
          <table:table-cell table:style-name="FGR-TextContents" table:value-type="string">
            <text:p text:style-name="FGR-Normal">Birth</text:p>
          </table:table-cell>
          <table:table-cell table:style-name="FGR-TextContentsEnd" table:value-type="string" table:number-columns-spanned="2">
            <text:p text:style-name="FGR-Normal">Birth of Garner, Lewis Anderson</text:p>
          </table:table-cell>
        </table:table-row>
        <table:table-row>
          <table:table-cell table:style-name="FGR-TextContents" table:value-type="string">
            <text:p text:style-name="FGR-Normal"/>
          </table:table-cell>
          <table:table-cell table:style-name="FGR-TextContents" table:value-type="string">
            <text:p text:style-name="FGR-Normal">1855-06-21</text:p>
          </table:table-cell>
          <table:table-cell table:style-name="FGR-TextContentsEnd" table:value-type="string">
            <text:p text:style-name="FGR-Normal">Great Falls, MT, USA</text:p>
          </table:table-cell>
        </table:table-row>
        <table:table-row>
          <table:table-cell table:style-name="FGR-TextContents" table:value-type="string">
            <text:p text:style-name="FGR-Normal">Death</text:p>
          </table:table-cell>
          <table:table-cell table:style-name="FGR-TextContentsEnd" table:value-type="string" table:number-columns-spanned="2">
            <text:p text:style-name="FGR-Normal">Death of Garner, Lewis Anderson</text:p>
          </table:table-cell>
        </table:table-row>
        <table:table-row>
          <table:table-cell table:style-name="FGR-TextContents" table:value-type="string">
            <text:p text:style-name="FGR-Normal"/>
          </table:table-cell>
          <table:table-cell table:style-name="FGR-TextContents" table:value-type="string">
            <text:p text:style-name="FGR-Normal">1911-06-28</text:p>
          </table:table-cell>
          <table:table-cell table:style-name="FGR-TextContentsEnd" table:value-type="string">
            <text:p text:style-name="FGR-Normal">Twin Falls, Twin Falls, ID, USA</text:p>
          </table:table-cell>
        </table:table-row>
        <table:table-row>
          <table:table-cell table:style-name="FGR-TextContents" table:value-type="string">
            <text:p text:style-name="FGR-Normal">Father</text:p>
          </table:table-cell>
          <table:table-cell table:style-name="FGR-TextContentsEnd" table:value-type="string" table:number-columns-spanned="2">
            <text:p text:style-name="FGR-Normal"><text:alphabetical-index-mark text:string-value="Garner, Robert W. (1826/7-04-24 (Julien) - 1916-02-03)"/>Garner, Robert W.</text:p>
          </table:table-cell>
        </table:table-row>
        <table:table-row>
          <table:table-cell table:style-name="FGR-TextContents" table:value-type="string">
            <text:p text:style-name="FGR-Normal">Mother</text:p>
          </table:table-cell>
          <table:table-cell table:style-name="FGR-TextContentsEnd" table:value-type="string" table:number-columns-spanned="2">
            <text:p text:style-name="FGR-Normal"><text:alphabetical-index-mark text:string-value="Zieliński, Phoebe Emily (1827-04-12 - 1882-03-07)"/>Zieliński, Phoebe Emily</text:p>
          </table:table-cell>
        </table:table-row>
      </table:table>
      <text:p text:style-name="FGR-blank"/>
      <table:table table:name="Wife" table:style-name="FGR-ParentTable">
        <table:table-column table:style-name="FGR-ParentTable.A"/>
        <table:table-column table:style-name="FGR-ParentTable.B"/>
        <table:table-column table:style-name="FGR-ParentTable.C"/>
        <table:table-row>
          <table:table-cell table:style-name="FGR-ParentHead" table:value-type="string" table:number-columns-spanned="3">
            <text:h text:style-name="FGR-ParentName" text:outline-level="3"><text:alphabetical-index-mark text:string-value="Martel, Luella Jacques (1852-01-23 - 1921-04-28)"/>Wife: Martel, Luella Jacques</text:h>
          </table:table-cell>
        </table:table-row>
        <table:table-row>
          <table:table-cell table:style-name="FGR-TextContents" table:value-type="string">
            <text:p text:style-name="FGR-Normal">Birth</text:p>
          </table:table-cell>
          <table:table-cell table:style-name="FGR-TextContentsEnd" table:value-type="string" table:number-columns-spanned="2">
            <text:p text:style-name="FGR-Normal">Birth of Martel, Luella Jacques</text:p>
          </table:table-cell>
        </table:table-row>
        <table:table-row>
          <table:table-cell table:style-name="FGR-TextContents" table:value-type="string">
            <text:p text:style-name="FGR-Normal"/>
          </table:table-cell>
          <table:table-cell table:style-name="FGR-TextContents" table:value-type="string">
            <text:p text:style-name="FGR-Normal">1852-01-23</text:p>
          </table:table-cell>
          <table:table-cell table:style-name="FGR-TextContentsEnd" table:value-type="string">
            <text:p text:style-name="FGR-Normal">Eureka, Humboldt, CA, USA</text:p>
          </table:table-cell>
        </table:table-row>
        <table:table-row>
          <table:table-cell table:style-name="FGR-TextContents" table:value-type="string">
            <text:p text:style-name="FGR-Normal">Death</text:p>
          </table:table-cell>
          <table:table-cell table:style-name="FGR-TextContentsEnd" table:value-type="string" table:number-columns-spanned="2">
            <text:p text:style-name="FGR-Normal">Death of Martel, Luella Jacques</text:p>
          </table:table-cell>
        </table:table-row>
        <table:table-row>
          <table:table-cell table:style-name="FGR-TextContents" table:value-type="string">
            <text:p text:style-name="FGR-Normal"/>
          </table:table-cell>
          <table:table-cell table:style-name="FGR-TextContents" table:value-type="string">
            <text:p text:style-name="FGR-Normal">1921-04-28</text:p>
          </table:table-cell>
          <table:table-cell table:style-name="FGR-TextContentsEnd" table:value-type="string">
            <text:p text:style-name="FGR-Normal">Myrtle Beach, SC, USA</text:p>
          </table:table-cell>
        </table:table-row>
        <table:table-row>
          <table:table-cell table:style-name="FGR-TextContents" table:value-type="string">
            <text:p text:style-name="FGR-Normal">Father</text:p>
          </table:table-cell>
          <table:table-cell table:style-name="FGR-TextContentsEnd" table:value-type="string" table:number-columns-spanned="2">
            <text:p text:style-name="FGR-Normal"><text:alphabetical-index-mark text:string-value="Martel, Henry (1805-10-27 - 1902-01-18)"/>Martel, Henry</text:p>
          </table:table-cell>
        </table:table-row>
        <table:table-row>
          <table:table-cell table:style-name="FGR-TextContents" table:value-type="string">
            <text:p text:style-name="FGR-Normal">Mother</text:p>
          </table:table-cell>
          <table:table-cell table:style-name="FGR-TextContentsEnd" table:value-type="string" table:number-columns-spanned="2">
            <text:p text:style-name="FGR-Normal"><text:alphabetical-index-mark text:string-value="Hébert, Ruth Ann ( - 1843)"/>Hébert, Ruth Ann</text:p>
          </table:table-cell>
        </table:table-row>
      </table:table>
      <text:p text:style-name="FGR-blank"/>
      <table:table table:name="FGR-Children" table:style-name="FGR-ChildTable">
        <table:table-column table:style-name="FGR-ChildTable.A"/>
        <table:table-column table:style-name="FGR-ChildTable.B"/>
        <table:table-column table:style-name="FGR-ChildTable.C"/>
        <table:table-column table:style-name="FGR-ChildTable.D"/>
        <table:table-row>
          <table:table-cell table:style-name="FGR-ParentHead" table:value-type="string" table:number-columns-spanned="4">
            <text:h text:style-name="FGR-ParentName" text:outline-level="3">Children</text:h>
          </table:table-cell>
        </table:table-row>
        <table:table-row>
          <table:table-cell table:style-name="FGR-TextChild1" table:value-type="string">
            <text:p text:style-name="FGR-ChildText">1M</text:p>
          </table:table-cell>
          <table:table-cell table:style-name="FGR-ChildName" table:value-type="string" table:number-columns-spanned="3">
            <text:p text:style-name="FGR-ChildText"><text:alphabetical-index-mark text:string-value="Garner, Eugene Stanley (1895-12-01 - 1984-03-01)"/>Garner, Eugene Stanley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95-12-01</text:p>
          </table:table-cell>
          <table:table-cell table:style-name="FGR-TextContentsEnd" table:value-type="string">
            <text:p text:style-name="FGR-Normal">Portsmouth, OH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84-03-01</text:p>
          </table:table-cell>
          <table:table-cell table:style-name="FGR-TextContentsEnd" table:value-type="string">
            <text:p text:style-name="FGR-Normal">Twin Falls, Twin Falls, ID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Reed, Frances Lucille (Babe) (1902-07-08 - 1988-08-09)"/>Reed, Frances Lucille (Babe)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>1921-01-03</text:p>
          </table:table-cell>
          <table:table-cell table:style-name="FGR-TextContentsEnd" table:value-type="string">
            <text:p text:style-name="FGR-Normal">Edison, NJ, USA</text:p>
          </table:table-cell>
        </table:table-row>
        <table:table-row>
          <table:table-cell table:style-name="FGR-TextChild1" table:value-type="string">
            <text:p text:style-name="FGR-ChildText">2M</text:p>
          </table:table-cell>
          <table:table-cell table:style-name="FGR-ChildName" table:value-type="string" table:number-columns-spanned="3">
            <text:p text:style-name="FGR-ChildText"><text:alphabetical-index-mark text:string-value="Garner, Jesse V. (1876-06-18 - 1929-01-21)"/>Garner, Jesse V.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76-06-18</text:p>
          </table:table-cell>
          <table:table-cell table:style-name="FGR-TextContentsEnd" table:value-type="string">
            <text:p text:style-name="FGR-Normal">Paragould, Greene, AR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29-01-21</text:p>
          </table:table-cell>
          <table:table-cell table:style-name="FGR-TextContentsEnd" table:value-type="string">
            <text:p text:style-name="FGR-Normal">Cedar City, UT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Taylor, Viola"/>Taylor, Viola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/>
          </table:table-cell>
          <table:table-cell table:style-name="FGR-TextContentsEnd" table:value-type="string">
            <text:p text:style-name="FGR-Normal"/>
          </table:table-cell>
        </table:table-row>
        <table:table-row>
          <table:table-cell table:style-name="FGR-TextChild1" table:value-type="string">
            <text:p text:style-name="FGR-ChildText">3M</text:p>
          </table:table-cell>
          <table:table-cell table:style-name="FGR-ChildName" table:value-type="string" table:number-columns-spanned="3">
            <text:p text:style-name="FGR-ChildText"><text:alphabetical-index-mark text:string-value="Garner, Raymond E. (1878-09-16 - 1921-05-02)"/>Garner, Raymond E.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78-09-16</text:p>
          </table:table-cell>
          <table:table-cell table:style-name="FGR-TextContentsEnd" table:value-type="string">
            <text:p text:style-name="FGR-Normal">Paragould, Greene, AR, USA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21-05-02</text:p>
          </table:table-cell>
          <table:table-cell table:style-name="FGR-TextContentsEnd" table:value-type="string">
            <text:p text:style-name="FGR-Normal">Astoria, OR, USA</text:p>
          </table:table-cell>
        </table:table-row>
        <table:table-row>
          <table:table-cell table:style-name="FGR-TextChild1" table:value-type="string">
            <text:p text:style-name="FGR-ChildText">4F</text:p>
          </table:table-cell>
          <table:table-cell table:style-name="FGR-ChildName" table:value-type="string" table:number-columns-spanned="3">
            <text:p text:style-name="FGR-ChildText"><text:alphabetical-index-mark text:string-value="Garner, Jennie S. (1880-09-11 - 1964-06-20)"/>Garner, Jennie S.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80-09-11</text:p>
          </table:table-cell>
          <table:table-cell table:style-name="FGR-TextContentsEnd" table:value-type="string">
            <text:p text:style-name="FGR-Normal">Paragould, Greene, AR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64-06-20</text:p>
          </table:table-cell>
          <table:table-cell table:style-name="FGR-TextContentsEnd" table:value-type="string">
            <text:p text:style-name="FGR-Normal">Columbus, Bartholomew, IN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Яковлев, George"/>Яковлев, George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>avant 1911-07-06</text:p>
          </table:table-cell>
          <table:table-cell table:style-name="FGR-TextContentsEnd" table:value-type="string">
            <text:p text:style-name="FGR-Normal"/>
          </table:table-cell>
        </table:table-row>
        <table:table-row>
          <table:table-cell table:style-name="FGR-TextChild1" table:value-type="string">
            <text:p text:style-name="FGR-ChildText">5M</text:p>
          </table:table-cell>
          <table:table-cell table:style-name="FGR-ChildName" table:value-type="string" table:number-columns-spanned="3">
            <text:p text:style-name="FGR-ChildText"><text:alphabetical-index-mark text:string-value="Garner, Walter E. (1882-02-17 - 1946-10-23)"/>Garner, Walter E.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82-02-17</text:p>
          </table:table-cell>
          <table:table-cell table:style-name="FGR-TextContentsEnd" table:value-type="string">
            <text:p text:style-name="FGR-Normal">Paragould, Greene, AR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46-10-23</text:p>
          </table:table-cell>
          <table:table-cell table:style-name="FGR-TextContentsEnd" table:value-type="string">
            <text:p text:style-name="FGR-Normal">Battle Creek, MI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García, Maude"/>García, Maude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/>
          </table:table-cell>
          <table:table-cell table:style-name="FGR-TextContentsEnd" table:value-type="string">
            <text:p text:style-name="FGR-Normal"/>
          </table:table-cell>
        </table:table-row>
        <table:table-row>
          <table:table-cell table:style-name="FGR-TextChild1" table:value-type="string">
            <text:p text:style-name="FGR-ChildText">6M</text:p>
          </table:table-cell>
          <table:table-cell table:style-name="FGR-ChildName" table:value-type="string" table:number-columns-spanned="3">
            <text:p text:style-name="FGR-ChildText"><text:alphabetical-index-mark text:string-value="Garner, Daniel Webster (1883-09-30 - 1936-03-02)"/>Garner, Daniel Webster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83-09-30</text:p>
          </table:table-cell>
          <table:table-cell table:style-name="FGR-TextContentsEnd" table:value-type="string">
            <text:p text:style-name="FGR-Normal">Hood River, OR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36-03-02</text:p>
          </table:table-cell>
          <table:table-cell table:style-name="FGR-TextContentsEnd" table:value-type="string">
            <text:p text:style-name="FGR-Normal">Gary, Lake, IN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Jackson, Cora Ellen"/>Jackson, Cora Ellen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>1907-06-02</text:p>
          </table:table-cell>
          <table:table-cell table:style-name="FGR-TextContentsEnd" table:value-type="string">
            <text:p text:style-name="FGR-Normal"/>
          </table:table-cell>
        </table:table-row>
        <table:table-row>
          <table:table-cell table:style-name="FGR-TextChild1" table:value-type="string">
            <text:p text:style-name="FGR-ChildText">7F</text:p>
          </table:table-cell>
          <table:table-cell table:style-name="FGR-ChildName" table:value-type="string" table:number-columns-spanned="3">
            <text:p text:style-name="FGR-ChildText"><text:alphabetical-index-mark text:string-value="Garner, Bertha P. (1888-03-13 - 1918-04-05)"/>Garner, Bertha P.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88-03-13</text:p>
          </table:table-cell>
          <table:table-cell table:style-name="FGR-TextContentsEnd" table:value-type="string">
            <text:p text:style-name="FGR-Normal">Hagerstown, MD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>1918-04-05</text:p>
          </table:table-cell>
          <table:table-cell table:style-name="FGR-TextContentsEnd" table:value-type="string">
            <text:p text:style-name="FGR-Normal">Columbus, Bartholomew, IN, USA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Spouse</text:p>
          </table:table-cell>
          <table:table-cell table:style-name="FGR-TextContentsEnd" table:value-type="string" table:number-columns-spanned="2">
            <text:p text:style-name="FGR-Normal"><text:alphabetical-index-mark text:string-value="Robinson, Clarence"/>Robinson, Clarence</text:p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Marriage</text:p>
          </table:table-cell>
          <table:table-cell table:style-name="FGR-TextContents" table:value-type="string">
            <text:p text:style-name="FGR-Normal">1907-11-16</text:p>
          </table:table-cell>
          <table:table-cell table:style-name="FGR-TextContentsEnd" table:value-type="string">
            <text:p text:style-name="FGR-Normal">Columbus, Bartholomew, IN, USA</text:p>
          </table:table-cell>
        </table:table-row>
        <table:table-row>
          <table:table-cell table:style-name="FGR-TextChild1" table:value-type="string">
            <text:p text:style-name="FGR-ChildText">8F</text:p>
          </table:table-cell>
          <table:table-cell table:style-name="FGR-ChildName" table:value-type="string" table:number-columns-spanned="3">
            <text:p text:style-name="FGR-ChildText"><text:alphabetical-index-mark text:string-value="Garner, Elizabeth (1883 -  )"/>Garner, Elizabeth</text:p>
          </table:table-cell>
        </table:table-row>
        <table:table-row>
          <table:table-cell table:style-name="FGR-TextChild1" table:value-type="string">
            <text:p text:style-name="FGR-Normal"/>
          </table:table-cell>
          <table:table-cell table:style-name="FGR-TextContents" table:value-type="string">
            <text:p text:style-name="FGR-Normal">Birth</text:p>
          </table:table-cell>
          <table:table-cell table:style-name="FGR-TextContents" table:value-type="string">
            <text:p text:style-name="FGR-Normal">1883</text:p>
          </table:table-cell>
          <table:table-cell table:style-name="FGR-TextContentsEnd" table:value-type="string">
            <text:p text:style-name="FGR-Normal"/>
          </table:table-cell>
        </table:table-row>
        <table:table-row>
          <table:table-cell table:style-name="FGR-TextChild2" table:value-type="string">
            <text:p text:style-name="FGR-Normal"/>
          </table:table-cell>
          <table:table-cell table:style-name="FGR-TextContents" table:value-type="string">
            <text:p text:style-name="FGR-Normal">Death</text:p>
          </table:table-cell>
          <table:table-cell table:style-name="FGR-TextContents" table:value-type="string">
            <text:p text:style-name="FGR-Normal"/>
          </table:table-cell>
          <table:table-cell table:style-name="FGR-TextContentsEnd" table:value-type="string">
            <text:p text:style-name="FGR-Normal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office:version="1.0">
  <office:font-face-decls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2.205cm" style:writing-mode="page"/>
      <style:text-properties style:font-name="Times New Roman" fo:font-size="12pt" style:font-name-asian="Times New Roman" style:font-size-asian="12pt" style:font-name-complex="Times New Roman" style:font-size-complex="12pt" style:tab-stop-distance="2.205cm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hoto" style:family="graphic">
      <style:graphic-properties text:anchor-type="paragraph" svg:x="0cm" svg:y="0cm" style:wrap="none" style:vertical-pos="top" style:vertical-rel="paragraph-content" style:horizontal-pos="center" style:horizontal-rel="paragraph-content"/>
    </style:style>
    <style:style style:name="FGR-ChildText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Arial" fo:font-size="10pt" fo:font-weight="bold"/>
    </style:style>
    <style:style style:name="FGR-Normal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10pt"/>
    </style:style>
    <style:style style:name="FGR-Note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10pt"/>
    </style:style>
    <style:style style:name="FGR-ParentName" style:family="paragraph" style:parent-style-name="Standard" style:class="text">
      <style:paragraph-properties fo:margin-left="0.00cm" fo:margin-right="0.00cm" fo:margin-top="0.00cm" fo:margin-bottom="0.00cm" fo:keep-with-next="auto" fo:text-align="start" style:justify-single-word="false" fo:text-indent="0.00cm" style:auto-text-indent="false"/>
      <style:text-properties fo:color="#000000" style:font-name="Arial" fo:font-size="12pt" fo:font-weight="bold"/>
    </style:style>
    <style:style style:name="FGR-Title" style:family="paragraph" style:parent-style-name="Standard" style:class="text">
      <style:paragraph-properties fo:margin-left="0.00cm" fo:margin-right="0.00cm" fo:margin-top="0.00cm" fo:margin-bottom="0.00cm" fo:keep-with-next="auto" fo:text-align="center" style:justify-single-word="false" fo:text-indent="0.00cm" style:auto-text-indent="false"/>
      <style:text-properties fo:color="#000000" style:font-name="Arial" fo:font-size="16pt" fo:font-weight="bold"/>
    </style:style>
    <style:style style:name="FGR-blank" style:family="paragraph" style:parent-style-name="Standard" style:class="text">
      <style:paragraph-properties fo:margin-left="0.00cm" fo:margin-right="0.00cm" fo:margin-top="0.00cm" fo:margin-bottom="0.00cm" fo:text-align="start" style:justify-single-word="false" fo:text-indent="0.00cm" style:auto-text-indent="false"/>
      <style:text-properties fo:color="#000000" style:font-name="Times New Roman" fo:font-size="4pt"/>
    </style:style>
    <draw:stroke-dash draw:name="gramps_solid" draw:style="rect" draw:dots1="1" draw:dots1-length="0.102cm" draw:dots2="1" draw:dots2-length="0.102cm" draw:distance="0.000cm"/>
    <draw:stroke-dash draw:name="gramps_dashed" draw:style="rect" draw:dots1="2" draw:dots1-length="0.102cm" draw:dots2="2" draw:dots2-length="0.102cm" draw:distance="0.204cm"/>
    <draw:stroke-dash draw:name="gramps_dotted" draw:style="rect" draw:dots1="1" draw:dots1-length="0.102cm" draw:dots2="1" draw:dots2-length="0.102cm" draw:distance="0.102cm"/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S-Header" style:family="paragraph" style:parent-style-name="Standard">
      <style:paragraph-properties fo:text-align="center" style:justify-single-word="false"/>
    </style:style>
    <style:style style:name="S-Footer" style:family="paragraph" style:parent-style-name="Header">
      <style:paragraph-properties fo:text-align="center" style:justify-single-word="false"/>
    </style:style>
    <style:page-layout style:name="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bottom="0.499cm"/>
      </style:footer-style>
    </style:page-layout>
  </office:automatic-styles>
  <office:master-styles>
    <style:master-page style:name="Standard" style:page-layout-name="pm1">
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Gramps 5.0.0
</meta:generator>
    <dc:title>
</dc:title>
    <dc:subject>
</dc:subject>
    <dc:description>
</dc:description>
    <meta:initial-creator>
    Alex Roitman,,,
</meta:initial-creator>
    <meta:creation-date>
    2015-10-10T14:16:02
</meta:creation-date>
    <dc:creator>
    Alex Roitman,,,
</dc:creator>
    <dc:date>
    2015-10-10T14:16:02
</dc:date>
    <meta:print-date>0-00-00T00:00:00</meta:print-date>
    <dc:language>
    en-US
</dc:language>
    <meta:editing-cycles>1</meta:editing-cycles>
    <meta:editing-duration>PT0S</meta:editing-duration>
    <meta:user-defined meta:name="Genealogical Research and Analysis Management Programming System">
    http://gramps-project.org/
</meta:user-defined>
    <meta:user-defined meta:name="Info 1"/>
    <meta:user-defined meta:name="Info 2"/>
    <meta:user-defined meta:name="Info 3"/>
  </office:meta>
</office:document-meta>
</file>